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weight="normal" style:font-weight-asian="normal" style:font-weight-complex="normal"/>
    </style:style>
    <style:style style:name="P5" style:family="paragraph" style:parent-style-name="Standard">
      <style:text-properties style:font-name="Aria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P13" style:family="paragraph" style:parent-style-name="Standard" style:list-style-name="L3"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4">
      <style:text-properties style:font-name="Arial" fo:font-weight="normal" style:font-weight-asian="normal" style:font-weight-complex="normal"/>
    </style:style>
    <style:style style:name="P15" style:family="paragraph" style:parent-style-name="Standard" style:list-style-name="L5">
      <style:text-properties style:font-name="Arial" fo:font-weight="normal" style:font-weight-asian="normal" style:font-weight-complex="normal"/>
    </style:style>
    <style:style style:name="P16" style:family="paragraph" style:parent-style-name="Standard" style:list-style-name="L6">
      <style:text-properties style:font-name="Arial" fo:font-weight="normal" style:font-weight-asian="normal" style:font-weight-complex="normal"/>
    </style:style>
    <style:style style:name="P17" style:family="paragraph" style:parent-style-name="Standard" style:list-style-name="L7">
      <style:text-properties style:font-name="Arial" fo:font-weight="normal" style:font-weight-asian="normal" style:font-weight-complex="normal"/>
    </style:style>
    <style:style style:name="P18" style:family="paragraph" style:parent-style-name="Standard" style:list-style-name="L8">
      <style:text-properties style:font-name="Arial" fo:font-weight="normal" style:font-weight-asian="normal" style:font-weight-complex="normal"/>
    </style:style>
    <style:style style:name="P19" style:family="paragraph" style:parent-style-name="Standard" style:list-style-name="L9">
      <style:text-properties style:font-name="Arial" fo:font-weight="normal" style:font-weight-asian="normal" style:font-weight-complex="normal"/>
    </style:style>
    <style:style style:name="P20" style:family="paragraph" style:parent-style-name="Standard" style:list-style-name="L10">
      <style:text-properties style:font-name="Arial" fo:font-weight="normal" style:font-weight-asian="normal" style:font-weight-complex="normal"/>
    </style:style>
    <style:style style:name="P21" style:family="paragraph" style:parent-style-name="Standard" style:list-style-name="L12">
      <style:text-properties style:font-name="Arial" fo:font-weight="normal" style:font-weight-asian="normal" style:font-weight-complex="normal"/>
    </style:style>
    <style:style style:name="P22" style:family="paragraph" style:parent-style-name="Standard" style:list-style-name="L13">
      <style:text-properties style:font-name="Arial" fo:font-weight="normal" style:font-weight-asian="normal" style:font-weight-complex="normal"/>
    </style:style>
    <style:style style:name="P23" style:family="paragraph" style:parent-style-name="Standard" style:list-style-name="L1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unktionsumfangsdokument Privacy Friendly Apps</text:p>
      <text:p text:style-name="P7">(Beispiel: Sudoku)</text:p>
      <text:p text:style-name="P3"/>
      <text:p text:style-name="P1">Für jede Notenstufe sollten Mockups der GUI angefertigt werden.</text:p>
      <text:p text:style-name="P1"/>
      <text:p text:style-name="P2">Student(en): <text:s/></text:p>
      <text:p text:style-name="P2"/>
      <text:p text:style-name="P2">Betreuer:</text:p>
      <text:p text:style-name="P2"/>
      <text:p text:style-name="P1"/>
      <text:p text:style-name="P5">Notenstufe: 4.0</text:p>
      <text:p text:style-name="P2"/>
      <text:p text:style-name="P4">[4.1] App entspricht den PFA-Prinzipien</text:p>
      <text:list xml:id="list9032108090555344137" text:style-name="L1">
        <text:list-item>
          <text:p text:style-name="P11">Minimale Berechtigungen</text:p>
          <text:list>
            <text:list-item>
              <text:p text:style-name="P11">Welche Berechtigungen sind geplant?</text:p>
              <text:list>
                <text:list-item>
                  <text:p text:style-name="P11">Sudoku: Keine Berechtigungen</text:p>
                </text:list-item>
              </text:list>
            </text:list-item>
          </text:list>
        </text:list-item>
      </text:list>
      <text:p text:style-name="P4"/>
      <text:list xml:id="list38602047" text:continue-numbering="true" text:style-name="L1">
        <text:list-item>
          <text:p text:style-name="P11">Besonderer Schutz von sensitiven Daten</text:p>
          <text:list>
            <text:list-item>
              <text:p text:style-name="P11">Beispiel: Screenshot-Sperre bei Anzeige von Passwörtern</text:p>
            </text:list-item>
          </text:list>
        </text:list-item>
      </text:list>
      <text:p text:style-name="P4"/>
      <text:p text:style-name="P4">[4.2] Mehrsprachigkeit</text:p>
      <text:list xml:id="list3840489582749958729" text:style-name="L2">
        <text:list-item>
          <text:p text:style-name="P12">App in deutsch und englisch verfügbar.</text:p>
        </text:list-item>
      </text:list>
      <text:p text:style-name="P4"/>
      <text:p text:style-name="P4">[4.3] App im PFA-Design</text:p>
      <text:list xml:id="list2020229596830749334" text:style-name="L3">
        <text:list-item>
          <text:p text:style-name="P13">Farben, Menüs, Buttons usw. Richtig umgesetzt</text:p>
        </text:list-item>
        <text:list-item>
          <text:p text:style-name="P13">Hauptmenü entspricht den Designvorgaben</text:p>
        </text:list-item>
      </text:list>
      <text:p text:style-name="P4"/>
      <text:p text:style-name="P4">[4.4] Feedback der AG umgesetzt und dokumentiert</text:p>
      <text:p text:style-name="P4"/>
      <text:p text:style-name="P4">[4.5] Automatischer App-Test bestanden</text:p>
      <text:p text:style-name="P4"/>
      <text:p text:style-name="P4">[4.6] Texte/Daten für Stores gemäß PFA-Guide übermittelt (Endabgabe)</text:p>
      <text:p text:style-name="P4"/>
      <text:p text:style-name="P4">[4.7] Grundfunktionalität umgesetzt </text:p>
      <text:list xml:id="list7938324928589591424" text:style-name="L4">
        <text:list-item>
          <text:p text:style-name="P14">Sudoku-Modus 9x9</text:p>
        </text:list-item>
        <text:list-item>
          <text:p text:style-name="P14">3 Schwierigkeiten wählbar: leicht, mittel, schwer</text:p>
        </text:list-item>
        <text:list-item>
          <text:p text:style-name="P14">10 eingespeicherte Sudokus pro Schwierigkeit</text:p>
        </text:list-item>
        <text:list-item>
          <text:p text:style-name="P14">Gesetzte Zahlen können gelöscht werden</text:p>
        </text:list-item>
        <text:list-item>
          <text:p text:style-name="P14">Letzte Spielzüge können über einen Button zurückgesetzt werden</text:p>
        </text:list-item>
        <text:list-item>
          <text:p text:style-name="P14">Spielfeld skaliert mit Bildschirmgröße</text:p>
        </text:list-item>
        <text:list-item>
          <text:p text:style-name="P14">Bildschirm schaltet sich während es Spiels nicht ab</text:p>
        </text:list-item>
      </text:list>
      <text:p text:style-name="P4"/>
      <text:p text:style-name="P4">[4.8] Bereitstellen einer Hilfe-Seite und einer About Seite</text:p>
      <text:list xml:id="list1570664752438845842" text:style-name="L5">
        <text:list-item>
          <text:p text:style-name="P15">Erklärung der Funktionalitäten der App</text:p>
        </text:list-item>
        <text:list-item>
          <text:p text:style-name="P15">Erklärung der Berechtigungen der App</text:p>
        </text:list-item>
      </text:list>
      <text:p text:style-name="P4"/>
      <text:p text:style-name="P4">[4.9] Welcome-Dialog beim ersten Start der App </text:p>
      <text:list xml:id="list6029727178542391128" text:style-name="L6">
        <text:list-item>
          <text:p text:style-name="P16">Erklärt Key-Elemente der App-Test</text:p>
        </text:list-item>
        <text:list-item>
          <text:p text:style-name="P16">Entspricht Beispiel-Vorgabe</text:p>
        </text:list-item>
      </text:list>
      <text:p text:style-name="P6"/>
      <text:p text:style-name="P5"><text:soft-page-break/></text:p>
      <text:p text:style-name="P5">Notenstufe: 3.0</text:p>
      <text:p text:style-name="P4"/>
      <text:p text:style-name="P4">[3.1] Highlighting des Spielfeldes</text:p>
      <text:list xml:id="list5295161524189334397" text:style-name="L7">
        <text:list-item>
          <text:p text:style-name="P17">Aktuell ausgewählte Zahl wird gehighlighted</text:p>
        </text:list-item>
        <text:list-item>
          <text:p text:style-name="P17">Alle Zahlen gleich der aktuell ausgewählter Zahl werden gehighlighted (z.B. alle Einsen)</text:p>
        </text:list-item>
        <text:list-item>
          <text:p text:style-name="P17">Zeile, 9er Block und Spalte der aktuell ausgewählten Zahl werden gehighlighted <text:s/></text:p>
        </text:list-item>
        <text:list-item>
          <text:p text:style-name="P17">Highlighting über Settings an- und ausschaltbar</text:p>
        </text:list-item>
      </text:list>
      <text:p text:style-name="P4"/>
      <text:p text:style-name="P4">[3.2] Anzeigen der Spielzeit</text:p>
      <text:list xml:id="list2827254321766126848" text:style-name="L8">
        <text:list-item>
          <text:p text:style-name="P18">Die aktuelle Spielzeit wird über dem Spielfeld angezeigt</text:p>
          <text:p text:style-name="P18"/>
        </text:list-item>
      </text:list>
      <text:p text:style-name="P4">[3.3] Rücksetzen des Spielfeldes</text:p>
      <text:list xml:id="list5308886671223983772" text:style-name="L9">
        <text:list-item>
          <text:p text:style-name="P19">Das Spielfeld wird über einen Button im Menü zurückgesetzt</text:p>
        </text:list-item>
        <text:list-item>
          <text:p text:style-name="P19">Der Timer wird ebenfalls zurückgesetzt </text:p>
        </text:list-item>
      </text:list>
      <text:p text:style-name="P4"/>
      <text:p text:style-name="P4">[3.4] Notizfunktion</text:p>
      <text:list xml:id="list3122530635445747422" text:style-name="L10">
        <text:list-item>
          <text:p text:style-name="P20">Automatisches Löschen, wenn eine Zahl gesetzt wird</text:p>
        </text:list-item>
        <text:list-item>
          <text:p text:style-name="P20">Automatisches Löschen, wenn gleiche Zahl in Spalte/Block/Zeile gesetzt wird</text:p>
        </text:list-item>
      </text:list>
      <text:list xml:id="list38604880" text:continue-list="list2827254321766126848" text:style-name="L8">
        <text:list-header>
          <text:p text:style-name="P18"/>
        </text:list-header>
      </text:list>
      <text:p text:style-name="P4"/>
      <text:p text:style-name="P5">Notenstufe: 2.0</text:p>
      <text:p text:style-name="P5"/>
      <text:p text:style-name="P8">[2.1] Verschiedene Sudoku-Modi</text:p>
      <text:list xml:id="list8704065756439082057" text:style-name="L11">
        <text:list-item>
          <text:p text:style-name="P23">12x12</text:p>
        </text:list-item>
        <text:list-item>
          <text:p text:style-name="P23">9x9</text:p>
        </text:list-item>
        <text:list-item>
          <text:p text:style-name="P23">6x6</text:p>
        </text:list-item>
      </text:list>
      <text:p text:style-name="P2"/>
      <text:p text:style-name="P4">[2.2] Highscore</text:p>
      <text:list xml:id="list3536472973928165073" text:style-name="L12">
        <text:list-item>
          <text:p text:style-name="P21">Speicherung der 10 besten Ergebnisse pro Modus und Schwierigkeit</text:p>
        </text:list-item>
        <text:list-item>
          <text:p text:style-name="P21">Spielzeit als Highscore </text:p>
        </text:list-item>
        <text:list-item>
          <text:p text:style-name="P21">Anzeigen der Spielzeit nach abgeschlossenem Spiel</text:p>
        </text:list-item>
        <text:list-item>
          <text:p text:style-name="P21">Anzeigen, ob es eine neue Highscore gibt nach abgeschlossenem Spiel</text:p>
        </text:list-item>
      </text:list>
      <text:p text:style-name="P4"/>
      <text:p text:style-name="P4">[2.3] Landscpape-Layout für gesamte App</text:p>
      <text:list xml:id="list38597175" text:continue-numbering="true" text:style-name="L12">
        <text:list-header>
          <text:p text:style-name="P21"/>
        </text:list-header>
      </text:list>
      <text:p text:style-name="P4"/>
      <text:p text:style-name="P5">Notenstufe: 1.0</text:p>
      <text:p text:style-name="P5"/>
      <text:p text:style-name="P4">[1.1] Level-Generator für drei Schwierigkeitsstufen: leicht, mittel, schwer </text:p>
      <text:p text:style-name="P4"/>
      <text:p text:style-name="P4">[1.2] Hint-Funktion</text:p>
      <text:list xml:id="list5984214210852172829" text:style-name="L13">
        <text:list-item>
          <text:p text:style-name="P22">Bei verwendeter Hint-Funktion wird die Spielzeit bei der Highscore nicht berücksichtigt</text:p>
        </text:list-item>
        <text:list-item>
          <text:p text:style-name="P22">User wird darüber informiert </text:p>
          <text:p text:style-name="P22"/>
        </text:list-item>
      </text:list>
      <text:p text:style-name="P4">[1.3] Highlighting von Fehlern nach abgeschlossenem Spiel</text:p>
      <text:p text:style-name="P4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31T14:05:00.826710604</meta:creation-date>
    <dc:date>2016-10-31T18:42:09.29</dc:date>
    <meta:editing-duration>PT30M23S</meta:editing-duration>
    <meta:editing-cycles>16</meta:editing-cycles>
    <meta:generator>OpenOffice/4.1.3$Win32 OpenOffice.org_project/413m1$Build-9783</meta:generator>
    <meta:document-statistic meta:table-count="0" meta:image-count="0" meta:object-count="0" meta:page-count="3" meta:paragraph-count="65" meta:word-count="359" meta:character-count="2576"/>
    <dc:creator>Chris </dc:creator>
  </office:meta>
</office:document-meta>
</file>